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style:font-name="Arial" fo:font-size="12pt" style:font-size-asian="12pt" style:font-size-complex="12pt"/>
    </style:style>
    <style:style style:name="P2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fo:font-weight="bold" officeooo:rsid="000d559e" officeooo:paragraph-rsid="000d559e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Arial" fo:font-size="12pt" fo:font-weight="normal" officeooo:rsid="000d559e" officeooo:paragraph-rsid="000d559e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text-align="center" style:justify-single-word="false"/>
      <style:text-properties style:font-name="Arial" fo:font-size="12pt" fo:font-weight="bold" officeooo:paragraph-rsid="000d559e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T1" style:family="text">
      <style:text-properties officeooo:rsid="000d1fc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d1fcb" style:font-weight-asian="normal" style:font-weight-complex="normal"/>
    </style:style>
    <style:style style:name="T4" style:family="text">
      <style:text-properties fo:font-weight="normal" officeooo:rsid="000d559e" style:font-weight-asian="normal" style:font-weight-complex="normal"/>
    </style:style>
    <style:style style:name="T5" style:family="text">
      <style:text-properties officeooo:rsid="000d55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66 </text:span><text:span text:style-name="T3">– </text:span><text:span text:style-name="T2">EDITOR DE TEXTOS VI 07 – OBTENDO AJUDA, SAIR E SALVAR ARQUIVOS – LINUX</text:span></text:h>
      <text:p text:style-name="P6">*** <text:span text:style-name="T1">SAIR E FECHAR </text:span>***</text:p>
      <text:p text:style-name="P8">:<text:span text:style-name="T1">q <text:tab/>Sai sem salvar as modificações; pode ser forçado com :q!</text:span></text:p>
      <text:p text:style-name="P8">:<text:span text:style-name="T1">w<text:tab/>Escreve o buffer atual no arquivo (salva)</text:span></text:p>
      <text:p text:style-name="P8">:<text:span text:style-name="T1">wq<text:tab/>Salva e sai</text:span></text:p>
      <text:p text:style-name="P8">:<text:span text:style-name="T1">x ou ZZ<text:tab/>Salva e sai</text:span></text:p>
      <text:p text:style-name="P8"/>
      <text:p text:style-name="P7">*** <text:span text:style-name="T5">OBTER AJUDA </text:span>***</text:p>
      <text:p text:style-name="P2"><text:span text:style-name="T2">:</text:span><text:span text:style-name="T4">help<text:tab/>Entra na ajuda do vi</text:span></text:p>
      <text:p text:style-name="P4"/>
      <text:p text:style-name="P4">:<text:span text:style-name="T5">help comando<text:tab/>Vai direto à ajuda do comando especificado</text:span></text:p>
      <text:p text:style-name="P4"/>
      <text:p text:style-name="P4">:<text:span text:style-name="T5">q <text:tab/>Sai da ajuda</text:span></text:p>
      <text:p text:style-name="P4"/>
      <text:p text:style-name="P5">Tutorial embutido do vim – digite o seguinte comando:</text:p>
      <text:p text:style-name="P5">vimtutor</text:p>
      <text:p text:style-name="P5"/>
      <text:p text:style-name="P5"/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3T19:46:58.571708163</meta:creation-date>
    <dc:date>2020-05-03T19:56:32.830300508</dc:date>
    <meta:editing-duration>PT9M39S</meta:editing-duration>
    <meta:editing-cycles>2</meta:editing-cycles>
    <meta:generator>LibreOffice/6.3.5.2$Linux_X86_64 LibreOffice_project/30$Build-2</meta:generator>
    <meta:document-statistic meta:table-count="0" meta:image-count="0" meta:object-count="0" meta:page-count="1" meta:paragraph-count="12" meta:word-count="79" meta:character-count="413" meta:non-whitespace-character-count="340"/>
  </office:meta>
</office:document-meta>
</file>